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0.186cm"/>
    </style:style>
    <style:style style:name="Table1.B" style:family="table-column">
      <style:table-column-properties style:column-width="6.8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40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11cm"/>
    </style:style>
    <style:style style:name="Table1.4" style:family="table-row">
      <style:table-row-properties style:min-row-height="1.191cm"/>
    </style:style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1f7bec" officeooo:paragraph-rsid="001f7bec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215bb5" officeooo:paragraph-rsid="001f7be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1e0340" officeooo:paragraph-rsid="001e0340" style:font-size-asian="13pt" style:font-size-complex="13pt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officeooo:rsid="001e0340" officeooo:paragraph-rsid="001e0340" style:font-size-asian="13pt" style:font-size-complex="13pt"/>
    </style:style>
    <style:style style:name="P7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font-size="13pt" officeooo:rsid="001e0340" officeooo:paragraph-rsid="002d3e4f" style:font-size-asian="13pt" style:font-size-complex="13pt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24b8e4" officeooo:paragraph-rsid="001e0340" style:font-size-asian="13pt" style:font-size-complex="13pt"/>
    </style:style>
    <style:style style:name="P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4b8e4" officeooo:paragraph-rsid="0024b8e4" style:font-size-asian="13pt" style:font-size-complex="13pt"/>
    </style:style>
    <style:style style:name="P11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a2058" officeooo:paragraph-rsid="002a2058" style:font-size-asian="13pt" style:font-size-complex="13pt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fo:font-style="normal" officeooo:rsid="0024b8e4" officeooo:paragraph-rsid="002a2058" style:font-size-asian="13pt" style:font-style-asian="normal" style:font-size-complex="13pt" style:font-style-complex="normal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fo:font-style="italic" officeooo:rsid="002a2058" officeooo:paragraph-rsid="002a2058" style:font-size-asian="13pt" style:font-style-asian="italic" style:font-size-complex="13pt" style:font-style-complex="italic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tyle="normal" officeooo:paragraph-rsid="00266e08" style:font-style-asian="normal" style:font-style-complex="normal"/>
    </style:style>
    <style:style style:name="P15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top="0.201cm" fo:margin-bottom="0.201cm" loext:contextual-spacing="false" fo:text-align="start" style:justify-single-word="false"/>
      <style:text-properties officeooo:paragraph-rsid="001e0340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3pt" officeooo:rsid="001f7bec" officeooo:paragraph-rsid="001f7bec" style:font-size-asian="13pt" style:font-size-complex="13pt"/>
    </style:style>
    <style:style style:name="P18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4b8e4" officeooo:paragraph-rsid="002e96ed" style:font-size-asian="13pt" style:font-size-complex="13pt"/>
    </style:style>
    <style:style style:name="P19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a2058" officeooo:paragraph-rsid="002e96ed" style:font-size-asian="13pt" style:font-size-complex="13pt"/>
    </style:style>
    <style:style style:name="P20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d3e4f" officeooo:paragraph-rsid="002e96ed" style:font-size-asian="13pt" style:font-size-complex="13pt"/>
    </style:style>
    <style:style style:name="P21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2e96ed"/>
    </style:style>
    <style:style style:name="T1" style:family="text">
      <style:text-properties officeooo:rsid="001f7be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c2e2" style:font-weight-asian="bold" style:font-weight-complex="bold"/>
    </style:style>
    <style:style style:name="T5" style:family="text">
      <style:text-properties fo:font-weight="bold" officeooo:rsid="002d3e4f" style:font-weight-asian="bold" style:font-weight-complex="bold"/>
    </style:style>
    <style:style style:name="T6" style:family="text">
      <style:text-properties officeooo:rsid="0024b8e4"/>
    </style:style>
    <style:style style:name="T7" style:family="text">
      <style:text-properties fo:font-size="13pt" officeooo:rsid="001e0340" style:font-size-asian="13pt" style:font-size-complex="13pt"/>
    </style:style>
    <style:style style:name="T8" style:family="text">
      <style:text-properties fo:font-size="13pt" officeooo:rsid="0024b8e4" style:font-size-asian="13pt" style:font-size-complex="13pt"/>
    </style:style>
    <style:style style:name="T9" style:family="text">
      <style:text-properties fo:font-size="13pt" officeooo:rsid="00266e08" style:font-size-asian="13pt" style:font-size-complex="13pt"/>
    </style:style>
    <style:style style:name="T10" style:family="text">
      <style:text-properties fo:font-size="13pt" officeooo:rsid="002a2058" style:font-size-asian="13pt" style:font-size-complex="13pt"/>
    </style:style>
    <style:style style:name="T11" style:family="text">
      <style:text-properties fo:font-size="13pt" fo:font-style="italic" officeooo:rsid="002a2058" style:font-size-asian="13pt" style:font-style-asian="italic" style:font-size-complex="13pt" style:font-style-complex="italic"/>
    </style:style>
    <style:style style:name="T12" style:family="text">
      <style:text-properties fo:font-size="13pt" fo:font-weight="normal" officeooo:rsid="002e96ed" style:font-size-asian="13pt" style:font-weight-asian="normal" style:font-size-complex="13pt" style:font-weight-complex="normal"/>
    </style:style>
    <style:style style:name="T13" style:family="text">
      <style:text-properties officeooo:rsid="00266e08"/>
    </style:style>
    <style:style style:name="T14" style:family="text">
      <style:text-properties officeooo:rsid="002743d7"/>
    </style:style>
    <style:style style:name="T15" style:family="text">
      <style:text-properties officeooo:rsid="002a205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normal" officeooo:rsid="002d3e4f" style:font-weight-asian="normal" style:font-weight-complex="normal"/>
    </style:style>
    <style:style style:name="T18" style:family="text">
      <style:text-properties fo:font-weight="normal" officeooo:rsid="002e96ed" style:font-weight-asian="normal" style:font-weight-complex="normal"/>
    </style:style>
    <style:style style:name="T19" style:family="text">
      <style:text-properties officeooo:rsid="002e96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AS DE REUNIÓN 1 </text:p>
      <text:p text:style-name="P1">(ITERACIÓN <text:span text:style-name="T14">3)</text:span></text:p>
      <text:p text:style-name="P2"/>
      <text:p text:style-name="P2">Fecha: <text:span text:style-name="T17">9 mayo 2022</text:span></text:p>
      <text:p text:style-name="P5"><text:span text:style-name="T3">Duración: </text:span><text:span text:style-name="T4">2,</text:span><text:span text:style-name="T5">5</text:span> horas.</text:p>
      <text:p text:style-name="P6"/>
      <text:p text:style-name="P2">ASISTENTES :</text:p>
      <text:p text:style-name="P5"><text:tab/>- Cristina Rodríguez de los Ríos Medina</text:p>
      <text:p text:style-name="P5"><text:tab/>- Sofía García Heras</text:p>
      <text:p text:style-name="P5"/>
      <text:p text:style-name="P2">ORDEN DEL DÍA</text:p>
      <text:p text:style-name="P5"><text:tab/><text:span text:style-name="T6">Como hasta ahora, rellenar el cronograma: organizar y repartir tareas; leer el enunciado y entender lo que nos piden en esta iteración y tener una idea de lo que habrá que cambiar en nuestro código respecto la iteración anterior</text:span></text:p>
      <text:p text:style-name="P5"><text:tab/><text:span text:style-name="T13">Revisar la iteración2 sobre la que trabajaremos para ahorrarnos problemas futuros.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 table:style-name="TableLine94391542295568">
          <table:table-cell table:style-name="Table1.A1" office:value-type="string">
            <text:p text:style-name="P9">TEMAS TRATADOS Y ACUERDOS</text:p>
          </table:table-cell>
          <table:table-cell table:style-name="Table1.B1" office:value-type="string">
            <text:p text:style-name="P9">RESPONSABLES Y FECHA</text:p>
          </table:table-cell>
        </table:table-row>
        <table:table-row table:style-name="Table1.2">
          <table:table-cell table:style-name="Table1.A2" office:value-type="string">
            <text:p text:style-name="P12">Informarse sobre organizar el código en diferentes directorios. (makefile)</text:p>
          </table:table-cell>
          <table:table-cell table:style-name="Table1.B2" office:value-type="string">
            <text:p text:style-name="P10">Todos ; <text:span text:style-name="T19">Final iteración </text:span></text:p>
          </table:table-cell>
        </table:table-row>
        <table:table-row table:style-name="Table1.3">
          <table:table-cell table:style-name="Table1.A2" office:value-type="string">
            <text:p text:style-name="P12">ACUERDO : documentar haciendo uso de doxygen</text:p>
          </table:table-cell>
          <table:table-cell table:style-name="Table1.B2" office:value-type="string">
            <text:p text:style-name="P18">Todos; <text:span text:style-name="T19">Final iteración </text:span></text:p>
          </table:table-cell>
        </table:table-row>
        <table:table-row table:style-name="Table1.4">
          <table:table-cell table:style-name="Table1.A2" office:value-type="string">
            <text:p text:style-name="P11"><text:span text:style-name="T16">ACUERDO: hacer opaca la estructura de </text:span><text:span text:style-name="T2">GAME</text:span></text:p>
            <text:p text:style-name="P13">(problema en game_loop)</text:p>
          </table:table-cell>
          <table:table-cell table:style-name="Table1.B2" office:value-type="string">
            <text:p text:style-name="P19">Sofía; <text:span text:style-name="T19">10</text:span><text:span text:style-name="T17"> mayo 2022</text:span></text:p>
          </table:table-cell>
        </table:table-row>
        <table:table-row table:style-name="Table1.4">
          <table:table-cell table:style-name="Table1.A2" office:value-type="string">
            <text:p text:style-name="P10">DUDA: <text:span text:style-name="T15">uso de los links </text:span></text:p>
          </table:table-cell>
          <table:table-cell table:style-name="Table1.B2" office:value-type="string">
            <text:p text:style-name="P21"><text:span text:style-name="T10">Cristina; </text:span><text:span text:style-name="T12">Final semana</text:span></text:p>
          </table:table-cell>
        </table:table-row>
        <table:table-row table:style-name="Table1.4">
          <table:table-cell table:style-name="Table1.A2" office:value-type="string">
            <text:p text:style-name="P14"><text:span text:style-name="T9">ACUERDO: Funciones nuevas en módulo </text:span><text:span text:style-name="T11">PLAYER</text:span><text:span text:style-name="T9"> para acceder a la información del inventory</text:span></text:p>
          </table:table-cell>
          <table:table-cell table:style-name="Table1.B2" office:value-type="string">
            <text:p text:style-name="P20">Sofía; <text:span text:style-name="T18">Final semana</text:span></text:p>
          </table:table-cell>
        </table:table-row>
      </table:table>
      <text:p text:style-name="P5"/>
      <text:p text:style-name="P5"/>
      <text:p text:style-name="P15">VALORACIÓN DE REUNIÓN. <text:span text:style-name="T1">Aspectos a mejorar.</text:span></text:p>
      <text:p text:style-name="P16"><text:span text:style-name="T7"><text:tab/></text:span><text:span text:style-name="T8">Esta iteración se supone que las parejas pasarían a ser grupos de 3 a 4 personas. Nosotras decidimos seguir como pareja y trabajar como hasta ahora en el proyecto. Se hace más sencillo pues ya sabemos como trabajamos la una con la otra. <text:s/></text:span></text:p>
      <text:p text:style-name="P16"><text:span text:style-name="T8"><text:tab/></text:span><text:span text:style-name="T10">Todo correcto, se han solucionado los problemas y dudas que han surgido. </text:span></text:p>
      <text:p text:style-name="P8"><text:tab/></text:p>
      <text:p text:style-name="P8"/>
      <text:p text:style-name="P3"><text:soft-page-break/>TEMAS QUE TRATAR EN LA PRÓXIMA REUNIÓN </text:p>
      <text:p text:style-name="P3"/>
      <text:p text:style-name="P17"><text:tab/>Actualización del cronograma.</text:p>
      <text:p text:style-name="P7"><text:tab/><text:span text:style-name="T1">Hablar sobre los avances del trabajo y evolución. <text:line-break/><text:tab/>Reunión de dudas y solución de las mismas.</text:span></text:p>
      <text:p text:style-name="P5"><text:tab/>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1:01:05.458660336</meta:creation-date>
    <dc:date>2022-06-21T19:21:38.312761777</dc:date>
    <meta:editing-duration>PT52M41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2" meta:paragraph-count="32" meta:word-count="234" meta:character-count="1434" meta:non-whitespace-character-count="1208"/>
  </office:meta>
</office:document-meta>
</file>